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eebe3" officeooo:paragraph-rsid="000eebe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68c6" officeooo:paragraph-rsid="000eebe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97578" officeooo:paragraph-rsid="0019757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eebe3" officeooo:paragraph-rsid="000eebe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1161" officeooo:paragraph-rsid="0010116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97578" officeooo:paragraph-rsid="0019757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b68c6" officeooo:paragraph-rsid="001b68c6" style:font-weight-asian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eebe3" officeooo:paragraph-rsid="000eebe3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97578" officeooo:paragraph-rsid="00197578"/>
    </style:style>
    <style:style style:name="P10" style:family="paragraph" style:parent-style-name="Table_20_Contents">
      <style:text-properties fo:font-weight="bold" officeooo:rsid="00197578" officeooo:paragraph-rsid="00197578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97578" officeooo:paragraph-rsid="0019757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e12db" officeooo:paragraph-rsid="001e12db" style:font-weight-asian="normal" style:font-weight-complex="normal"/>
    </style:style>
    <style:style style:name="P13" style:family="paragraph" style:parent-style-name="Table_20_Contents">
      <style:text-properties officeooo:rsid="001cc202" officeooo:paragraph-rsid="001cc202"/>
    </style:style>
    <style:style style:name="P14" style:family="paragraph" style:parent-style-name="Table_20_Contents">
      <style:text-properties officeooo:rsid="001d3963" officeooo:paragraph-rsid="001d39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09ace"/>
    </style:style>
    <style:style style:name="T4" style:family="text">
      <style:text-properties officeooo:rsid="0011c618"/>
    </style:style>
    <style:style style:name="T5" style:family="text">
      <style:text-properties officeooo:rsid="00158afd"/>
    </style:style>
    <style:style style:name="T6" style:family="text">
      <style:text-properties officeooo:rsid="0018426f"/>
    </style:style>
    <style:style style:name="T7" style:family="text">
      <style:text-properties officeooo:rsid="001cafd3"/>
    </style:style>
    <style:style style:name="T8" style:family="text">
      <style:text-properties officeooo:rsid="001cc202"/>
    </style:style>
    <style:style style:name="T9" style:family="text">
      <style:text-properties officeooo:rsid="001d39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Format</text:p>
      <text:p text:style-name="P2"/>
      <text:p text:style-name="P7">This format is used for testing and very simple songs. <text:span text:style-name="T7">It is designed for Mountain Dulcimer only.</text:span></text:p>
      <text:p text:style-name="P7"/>
      <text:p text:style-name="P4">Any line beginning with // is ignored.</text:p>
      <text:p text:style-name="P4">Any blank line is ignored.</text:p>
      <text:p text:style-name="P4">Any line with a := in is an assignment of a key. The keys are listed in the output file. </text:p>
      <text:p text:style-name="P4"/>
      <text:p text:style-name="P4">The defaults are empty for the text values, 4 for beats, 100 for tempo, D for model, d<text:span text:style-name="T3">3</text:span>,a<text:span text:style-name="T3">4</text:span>,d<text:span text:style-name="T3">4</text:span> for tuning.</text:p>
      <text:p text:style-name="P4"/>
      <text:p text:style-name="P4">The title <text:span text:style-name="T1">must</text:span><text:span text:style-name="T2"> be specified.</text:span></text:p>
      <text:p text:style-name="P8"/>
      <text:p text:style-name="P8">All remaining lines are music lines, consisting of bars seperated by |. Empty bars are ignored.</text:p>
      <text:p text:style-name="P4"/>
      <text:p text:style-name="P1">Simple TAB Format</text:p>
      <text:p text:style-name="P1"/>
      <text:p text:style-name="P4">This input format is has the modifier .tab1 – it is the simplest supported format.</text:p>
      <text:p text:style-name="P4"/>
      <text:p text:style-name="P4"><text:span text:style-name="T5">X</text:span>01234567<text:span text:style-name="T7">89TLWHFV+<text:tab/></text:span>Specify a strum. <text:span text:style-name="T4">Right justified with a X.</text:span></text:p>
      <text:p text:style-name="P4"><text:tab/><text:tab/><text:tab/><text:tab/>Advances one beat. <text:span text:style-name="T3">A + advances the chromatic value one semitone. </text:span></text:p>
      <text:p text:style-name="P4"><text:tab/><text:tab/><text:tab/><text:tab/><text:span text:style-name="T6">Where multiple are specified the order is backwards, See examples</text:span></text:p>
      <text:p text:style-name="P4"/>
      <text:p text:style-name="P4">&amp; <text:tab/><text:tab/><text:tab/><text:tab/>Equivalent to --- Advance one beat but recorded in the music.</text:p>
      <text:p text:style-name="P4">- <text:tab/><text:tab/><text:tab/><text:tab/>Back half a beat</text:p>
      <text:p text:style-name="P4">= <text:tab/><text:tab/><text:tab/><text:tab/>Back three quarters of a beat</text:p>
      <text:p text:style-name="P4">. <text:tab/><text:tab/><text:tab/><text:tab/>Forward half a beat</text:p>
      <text:p text:style-name="P4">o <text:tab/><text:tab/><text:tab/><text:tab/>Forward one beat.</text:p>
      <text:p text:style-name="P1"/>
      <text:p text:style-name="P5">The post-strum time modifiers &amp; - = . o are used throughout the compilation/translation system. The idea is that they modify the post strum (or post rest) advance one beat.</text:p>
      <text:p text:style-name="P5"/>
      <text:p text:style-name="P3">Examples</text:p>
      <text:p text:style-name="P3"/>
      <text:p text:style-name="P12">(All these values are diatonic, converted to chromatic)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String</text:p>
          </table:table-cell>
          <table:table-cell table:style-name="Table1.A1" office:value-type="string">
            <text:p text:style-name="P10">Melody</text:p>
          </table:table-cell>
          <table:table-cell table:style-name="Table1.A1" office:value-type="string">
            <text:p text:style-name="P10">Middle</text:p>
          </table:table-cell>
          <table:table-cell table:style-name="Table1.D1" office:value-type="string">
            <text:p text:style-name="P10">Bass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-</text:p>
          </table:table-cell>
          <table:table-cell table:style-name="Table1.D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9">1<text:span text:style-name="T9">H</text:span>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4">13</text:p>
          </table:table-cell>
          <table:table-cell table:style-name="Table1.D2" office:value-type="string">
            <text:p text:style-name="P14">-</text:p>
          </table:table-cell>
        </table:table-row>
        <table:table-row>
          <table:table-cell table:style-name="Table1.A2" office:value-type="string">
            <text:p text:style-name="P9">X2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9">XX4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-</text:p>
          </table:table-cell>
          <table:table-cell table:style-name="Table1.D2" office:value-type="string">
            <text:p text:style-name="P9">4</text:p>
          </table:table-cell>
        </table:table-row>
        <table:table-row>
          <table:table-cell table:style-name="Table1.A2" office:value-type="string">
            <text:p text:style-name="P9">1<text:span text:style-name="T8">V</text:span>3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3">15</text:p>
          </table:table-cell>
          <table:table-cell table:style-name="Table1.D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9">1+<text:span text:style-name="T8">T</text:span>6</text:p>
          </table:table-cell>
          <table:table-cell table:style-name="Table1.A2" office:value-type="string">
            <text:p text:style-name="P9">1<text:span text:style-name="T9">+</text:span></text:p>
          </table:table-cell>
          <table:table-cell table:style-name="Table1.A2" office:value-type="string">
            <text:p text:style-name="P13">10</text:p>
          </table:table-cell>
          <table:table-cell table:style-name="Table1.D2" office:value-type="string">
            <text:p text:style-name="P9">6</text:p>
          </table:table-cell>
        </table:table-row>
        <table:table-row>
          <table:table-cell table:style-name="Table1.A2" office:value-type="string">
            <text:p text:style-name="P9">X6+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6<text:span text:style-name="T9">+</text:span></text:p>
          </table:table-cell>
          <table:table-cell table:style-name="Table1.D2" office:value-type="string">
            <text:p text:style-name="P9">-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3:08.547675650</meta:creation-date>
    <meta:generator>LibreOffice/5.3.2.2$Linux_X86_64 LibreOffice_project/30m0$Build-2</meta:generator>
    <dc:date>2017-04-24T12:38:13.438654473</dc:date>
    <meta:editing-duration>PT18M11S</meta:editing-duration>
    <meta:editing-cycles>13</meta:editing-cycles>
    <meta:document-statistic meta:table-count="1" meta:image-count="0" meta:object-count="0" meta:page-count="1" meta:paragraph-count="53" meta:word-count="243" meta:character-count="1265" meta:non-whitespace-character-count="1044"/>
  </office:meta>
</office:document-meta>
</file>